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4fd4" officeooo:paragraph-rsid="10684f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a10a" officeooo:paragraph-rsid="1068a10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rsid="0dde9a1c" officeooo:paragraph-rsid="1065a151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102f2d76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dfc605"/>
    </style:style>
    <style:style style:name="P95" style:family="paragraph" style:parent-style-name="Standard">
      <style:text-properties officeooo:paragraph-rsid="102b18a5"/>
    </style:style>
    <style:style style:name="P96" style:family="paragraph" style:parent-style-name="Standard">
      <style:text-properties officeooo:paragraph-rsid="102d0319"/>
    </style:style>
    <style:style style:name="P97" style:family="paragraph" style:parent-style-name="Standard">
      <style:text-properties officeooo:paragraph-rsid="1032d175"/>
    </style:style>
    <style:style style:name="P98" style:family="paragraph" style:parent-style-name="Standard">
      <style:text-properties officeooo:paragraph-rsid="103d33d3"/>
    </style:style>
    <style:style style:name="P99" style:family="paragraph" style:parent-style-name="Footnote">
      <style:text-properties officeooo:paragraph-rsid="104e894e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4" style:family="paragraph" style:parent-style-name="Footnote">
      <style:text-properties officeooo:paragraph-rsid="1075f396"/>
    </style:style>
    <style:style style:name="P10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officeooo:rsid="1052c7f3"/>
    </style:style>
    <style:style style:name="T273" style:family="text">
      <style:text-properties fo:language="en" fo:country="GB" officeooo:rsid="105c8aaa"/>
    </style:style>
    <style:style style:name="T274" style:family="text">
      <style:text-properties officeooo:rsid="0f981b1c"/>
    </style:style>
    <style:style style:name="T275" style:family="text">
      <style:text-properties style:font-name="Liberation Mono"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1" style:family="text">
      <style:text-properties officeooo:rsid="0fed6741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officeooo:rsid="106a957e" style:font-weight-asian="bold" style:font-weight-complex="bold"/>
    </style:style>
    <style:style style:name="T304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5"><text:span text:style-name="Strong_20_Emphasis"><text:span text:style-name="T136">Checklist for installing </text:span></text:span><text:span text:style-name="Strong_20_Emphasis"><text:span text:style-name="T136"><text:user-field-get text:name="Distro">Rocky Linux</text:user-field-get></text:span></text:span><text:span text:style-name="Strong_20_Emphasis"><text:span text:style-name="T136"><text:s/></text:span></text:span><text:span text:style-name="Strong_20_Emphasis"><text:span text:style-name="T137"><text:user-field-get text:name="Version">9.x</text:user-field-get></text:span></text:span><text:span text:style-name="Strong_20_Emphasis"><text:span text:style-name="T138"><text:note text:id="ftn0" text:note-class="footnote"><text:note-citation>1</text:note-citation><text:note-body><text:p text:style-name="P104"><text:span text:style-name="T277">This </text:span><text:span text:style-name="Strong_20_Emphasis"><text:span text:style-name="T281"><text:user-field-get text:name="Distro">Rocky Linux</text:user-field-get></text:span></text:span><text:span text:style-name="T278"><text:s/></text:span><text:span text:style-name="T282"><text:user-field-get text:name="Version">9.x</text:user-field-get></text:span><text:span text:style-name="T282"><text:s/>Desktop/</text:span><text:span text:style-name="T283">Workstation</text:span><text:span text:style-name="T277"> (codename </text:span><text:span text:style-name="T284">BlueOnyx</text:span><text:span text:style-name="T277">) is supported until </text:span><text:span text:style-name="T279">May</text:span><text:span text:style-name="T277"> </text:span><text:span text:style-name="T280">31</text:span><text:span text:style-name="T289">st</text:span><text:span text:style-name="T280">, </text:span><text:span text:style-name="T277">20</text:span><text:span text:style-name="T280">32</text:span><text:span text:style-name="T277">.</text:span></text:p></text:note-body></text:note></text:span></text:span><text:span text:style-name="Strong_20_Emphasis"><text:span text:style-name="T139"><text:s/></text:span></text:span><text:span text:style-name="Strong_20_Emphasis"><text:span text:style-name="T141">Desktop/</text:span></text:span><text:span text:style-name="Strong_20_Emphasis"><text:span text:style-name="T142">Workstation</text:span></text:span><text:span text:style-name="Strong_20_Emphasis"><text:span text:style-name="T140">.</text:span></text:span></text:p>
      <text:p text:style-name="P38"><text:span text:style-name="Strong_20_Emphasis"><text:span text:style-name="T96"/></text:span></text:p>
      <text:p text:style-name="P38"><text:span text:style-name="Strong_20_Emphasis"><text:span text:style-name="T188">This is a fillable PDF, no printing required.</text:span></text:span></text:p>
      <text:p text:style-name="P39"><text:span text:style-name="Strong_20_Emphasis"><text:span text:style-name="T135"/></text:span></text:p>
      <text:p text:style-name="P22"><text:span text:style-name="T158">Fill in the </text:span><text:span text:style-name="Strong_20_Emphasis"><text:span text:style-name="T58">text box</text:span></text:span><text:span text:style-name="T158"> behind the </text:span><text:span text:style-name="T166">underlined</text:span><text:span text:style-name="T159"> </text:span><text:span text:style-name="T158">words, see [explanation]:</text:span></text:p>
      <text:p text:style-name="P20"><text:span text:style-name="Definition"><text:span text:style-name="T270">user</text:span></text:span><text:span text:style-name="T223"><text:tab/><text:tab/></text:span><text:span text:style-name="T233"> <text:tab/><text:tab/><text:tab/> </text:span><text:span text:style-name="T224"><draw:control text:anchor-type="as-char" svg:y="-0.4cm" draw:z-index="4" draw:name="Gebruiker" draw:style-name="gr2" draw:text-style-name="P111" svg:width="6.4cm" svg:height="0.6cm" draw:control="control3"><svg:title>Gebruiker</svg:title><svg:desc>Volledige naam, bijv. Jan Stek</svg:desc></draw:control></text:span><text:span text:style-name="T224"><text:s text:c="2"/></text:span><text:span text:style-name="T225">[</text:span><text:span text:style-name="T232">F</text:span><text:span text:style-name="T226">ull </text:span><text:span text:style-name="T234">na</text:span><text:span text:style-name="T236">me,</text:span><text:span text:style-name="T234"> </text:span><text:span text:style-name="T236">e.g.</text:span><text:span text:style-name="T234"> </text:span><text:span text:style-name="T235">J</text:span><text:span text:style-name="T238">ohn Doe</text:span><text:span text:style-name="T241">]</text:span></text:p>
      <text:p text:style-name="P77"><text:span text:style-name="Definition"><text:span text:style-name="T240">USER</text:span></text:span><text:span text:style-name="Definition"><text:span text:style-name="T269">na</text:span></text:span><text:span text:style-name="Definition"><text:span text:style-name="T271">me</text:span></text:span><text:span text:style-name="T239"><text:tab/><text:tab/><text:tab/> </text:span><text:span text:style-name="T239"><draw:control text:anchor-type="as-char" svg:y="-0.4cm" draw:z-index="10" draw:name="Gberuikersnaam 2" draw:style-name="gr2" draw:text-style-name="P111" svg:width="6.4cm" svg:height="0.6cm" draw:control="control9"><svg:title>Gebruikersnaam</svg:title><svg:desc>Korte naam, bijv. jan</svg:desc></draw:control></text:span><text:span text:style-name="T23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9">j</text:span><text:span text:style-name="T151">oh</text:span><text:span text:style-name="T149">n</text:span><text:span text:style-name="T150">]</text:span></text:p>
      <text:p text:style-name="P19"><text:span text:style-name="Definition"><text:span text:style-name="T269">COMPUTERNA</text:span></text:span><text:span text:style-name="Definition"><text:span text:style-name="T271">me</text:span></text:span><text:span text:style-name="T242"><text:tab/> </text:span><text:span text:style-name="T269"><draw:control text:anchor-type="as-char" svg:y="-0.4cm" draw:z-index="5" draw:name="Computernaam" draw:style-name="gr2" draw:text-style-name="P111" svg:width="6.4cm" svg:height="0.6cm" draw:control="control4"><svg:title>Computernaam</svg:title><svg:desc>Unieke naam van de computer</svg:desc></draw:control></text:span><text:span text:style-name="T269"><text:s text:c="2"/></text:span><text:span text:style-name="T243">[</text:span><text:span text:style-name="T249">N</text:span><text:span text:style-name="T244">a</text:span><text:span text:style-name="T248">me of the</text:span><text:span text:style-name="T244"> compute</text:span><text:span text:style-name="T245">r, </text:span><text:span text:style-name="T248">e.g.</text:span><text:span text:style-name="T246"> </text:span><text:span text:style-name="T247">pc02</text:span><text:span text:style-name="T243">]</text:span></text:p>
      <text:p text:style-name="P23"><text:span text:style-name="Definition"><text:span text:style-name="T251">USER</text:span></text:span><text:span text:style-name="T250"><text:tab/><text:tab/></text:span><text:span text:style-name="T233"> <text:tab/><text:tab/><text:tab/> </text:span><text:span text:style-name="T224"><draw:control text:anchor-type="as-char" svg:y="-0.4cm" draw:z-index="8" draw:name="Gebruiker 1" draw:style-name="gr2" draw:text-style-name="P111" svg:width="6.4cm" svg:height="0.6cm" draw:control="control7"><svg:title>Gebruiker</svg:title><svg:desc>Volledige naam, bijv. Jan Stek</svg:desc></draw:control></text:span><text:span text:style-name="T224"><text:s text:c="2"/></text:span><text:span text:style-name="T225">[</text:span><text:span text:style-name="T232">F</text:span><text:span text:style-name="T227">ull </text:span><text:span text:style-name="T228">na</text:span><text:span text:style-name="T229">me</text:span><text:span text:style-name="T228"> possibly </text:span><text:span text:style-name="T231">2</text:span><text:span text:style-name="T263">nd</text:span><text:span text:style-name="T231"> </text:span><text:span text:style-name="T230">user</text:span><text:span text:style-name="T237">]</text:span></text:p>
      <text:p text:style-name="P94"><text:span text:style-name="Definition"><text:span text:style-name="T251">USERN</text:span></text:span><text:span text:style-name="Definition"><text:span text:style-name="T252">a</text:span></text:span><text:span text:style-name="Definition"><text:span text:style-name="T253">me</text:span></text:span><text:span text:style-name="Definition"><text:span text:style-name="T257"><text:tab/><text:tab/><text:tab/> </text:span></text:span><text:span text:style-name="T239"><draw:control text:anchor-type="as-char" svg:y="-0.4cm" draw:z-index="9" draw:name="Gberuikersnaam 1" draw:style-name="gr2" draw:text-style-name="P111" svg:width="6.4cm" svg:height="0.6cm" draw:control="control8"><svg:title>Gebruikersnaam</svg:title><svg:desc>Korte naam, bijv. jan</svg:desc></draw:control></text:span><text:span text:style-name="T239"><text:s text:c="2"/></text:span><text:span text:style-name="T254">[</text:span><text:span text:style-name="T256">U</text:span><text:span text:style-name="T255">ser</text:span><text:span text:style-name="T259">na</text:span><text:span text:style-name="T260">me</text:span><text:span text:style-name="T259"> possibly </text:span><text:span text:style-name="T262">2</text:span><text:span text:style-name="T264">nd</text:span><text:span text:style-name="T262"> </text:span><text:span text:style-name="T261">user</text:span><text:span text:style-name="T258">]</text:span></text:p>
      <text:p text:style-name="P21"><text:span text:style-name="T152">Replace the </text:span><text:span text:style-name="T165">underlined</text:span><text:span text:style-name="T152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52">.</text:span></text:p>
      <text:p text:style-name="P63"/>
      <text:p text:style-name="P63"/>
      <text:p text:style-name="P24"><text:span text:style-name="T161">Not yet on Linux?</text:span><text:span text:style-name="T153"><text:tab/></text:span><text:span text:style-name="T160">Use</text:span><text:span text:style-name="T154"> </text:span><text:span text:style-name="Strong_20_Emphasis"><text:span text:style-name="T163">Checklist </text:span></text:span><text:span text:style-name="Strong_20_Emphasis"><text:span text:style-name="T164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5"> </text:span><text:span text:style-name="T157">u</text:span><text:span text:style-name="T155">nder </text:span><text:span text:style-name="T162">Linux</text:span><text:span text:style-name="T156">.</text:span></text:p>
      <text:p text:style-name="P61"><text:span text:style-name="T175">New installation?</text:span><text:span text:style-name="T177"><text:tab/><text:tab/></text:span><text:span text:style-name="T179">Start at chapter</text:span><text:span text:style-name="T177"> </text:span><text:span text:style-name="T175"><text:bookmark-ref text:reference-format="page" text:ref-name="__RefNumPara__4009_1271708128">2</text:bookmark-ref></text:span><text:span text:style-name="T177"><text:s text:c="2"/></text:span><text:span text:style-name="T176"><text:bookmark-ref text:reference-format="text" text:ref-name="__RefNumPara__4009_1271708128">Perform installation</text:bookmark-ref></text:span><text:span text:style-name="T178">.</text:span></text:p>
      <text:p text:style-name="P45"/>
      <text:p text:style-name="P45"/>
      <text:list text:style-name="L1">
        <text:list-item>
          <text:p text:style-name="P107"><text:bookmark-start text:name="__RefNumPara__4083_1271708128"/>Prepar<text:span text:style-name="T274">e </text:span>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7" draw:name="Vorm3_0" draw:style-name="gr1" draw:text-style-name="P11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12" draw:name="Vorm3_ 1" draw:style-name="gr1" draw:text-style-name="P11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1" text:note-class="footnote"><text:note-citation>2</text:note-citation><text:note-body><text:p text:style-name="P79"><text:span text:style-name="User_20_Entry"><text:span text:style-name="T103">Login any additional </text:span></text:span><text:span text:style-name="Definition"><text:span text:style-name="T268">USER</text:span></text:span><text:span text:style-name="User_20_Entry"><text:span text:style-name="T108">s</text:span></text:span><text:span text:style-name="User_20_Entry"><text:span text:style-name="T112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5" draw:name="Vorm 4" draw:style-name="gr1" draw:text-style-name="P11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3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3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2" text:note-class="footnote"><text:note-citation>3</text:note-citation><text:note-body><text:p text:style-name="P2">The <text:span text:style-name="T275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8"><text:span text:style-name="T14">Type these two commands, each followed by the</text:span><text:span text:style-name="Strong_20_Emphasis"><text:span text:style-name="T40"> </text:span></text:span><text:span text:style-name="Strong_20_Emphasis"><text:span text:style-name="T134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7"><text:span text:style-name="User_20_Entry"><text:span text:style-name="T117">wget karelzimmer.nl/</text:span></text:span><text:span text:style-name="User_20_Entry"><text:span text:style-name="T118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7"><text:span text:style-name="User_20_Entry"><text:span text:style-name="T117">bash 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7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47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6" draw:name="Vorm 6" draw:style-name="gr1" draw:text-style-name="P11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7" draw:name="Vorm 7" draw:style-name="gr1" draw:text-style-name="P110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3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2">3</text:note-ref></text:span></text:span><text:span text:style-name="Strong_20_Emphasis"><text:span text:style-name="T36">, type </text:span></text:span><text:span text:style-name="Strong_20_Emphasis"><text:span text:style-name="T81">menu</text:span></text:span><text:span text:style-name="Strong_20_Emphasis"><text:span text:style-name="T36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1"><text:span text:style-name="Strong_20_Emphasis"><text:span text:style-name="T42">Select </text:span></text:span><text:span text:style-name="Strong_20_Emphasis"><text:span text:style-name="T82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</table:table>
      <text:p text:style-name="P34"/>
      <text:list text:continue-numbering="true" text:style-name="L1">
        <text:list-item>
          <text:p text:style-name="P10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62"><draw:control text:anchor-type="as-char" draw:z-index="2" draw:name="Vorm9" draw:style-name="gr1" draw:text-style-name="P11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8"><text:span text:style-name="T167">Boot the computer from</text:span><text:span text:style-name="T171"><text:note text:id="ftn3" text:note-class="footnote"><text:note-citation>1</text:note-citation><text:note-body><text:p text:style-name="P6"><text:span text:style-name="T113">Boot menu/Setup via one of the </text:span><text:span text:style-name="T114">f</text:span><text:span text:style-name="T113">requently used keys:</text:span> <text:span text:style-name="T276">Esc</text:span>, <text:span text:style-name="T276">Delete</text:span>, <text:span text:style-name="T276">F1</text:span>, <text:span text:style-name="T276">F2</text:span>, <text:span text:style-name="T276">F9</text:span>, <text:span text:style-name="T276">F10</text:span>, <text:span text:style-name="T276">F11</text:span>, <text:span text:style-name="T301">or </text:span><text:span text:style-name="T276">F12</text:span>.</text:p></text:note-body></text:note></text:span><text:span text:style-name="T167"> an</text:span><text:span text:style-name="T169"> </text:span><text:span text:style-name="Strong_20_Emphasis"><text:span text:style-name="T146"><text:user-field-get text:name="Distro">Rocky Linux</text:user-field-get></text:span></text:span><text:span text:style-name="T170"><text:s/></text:span><text:span text:style-name="T147"><text:user-field-get text:name="Version">9.x</text:user-field-get></text:span><text:span text:style-name="T147"><text:s/></text:span><text:span text:style-name="Strong_20_Emphasis"><text:span text:style-name="T97">Desktop/</text:span></text:span><text:span text:style-name="Strong_20_Emphasis"><text:span text:style-name="T98">Workstation</text:span></text:span><text:span text:style-name="Strong_20_Emphasis"><text:span text:style-name="T97"> </text:span></text:span><text:span text:style-name="Strong_20_Emphasis"><text:span text:style-name="T95">L</text:span></text:span><text:span text:style-name="T92">ive</text:span><text:span text:style-name="T92"><text:note text:id="ftn4" text:note-class="footnote"><text:note-citation>2</text:note-citation><text:note-body><text:p text:style-name="P93"><text:span text:style-name="T19">From a Live USB stick you can boot and work with </text:span><text:span text:style-name="Strong_20_Emphasis"><text:span text:style-name="T174"><text:user-field-get text:name="Distro">Rocky Linux</text:user-field-get></text:span></text:span><text:span text:style-name="Strong_20_Emphasis"><text:span text:style-name="T174"><text:s/></text:span></text:span><text:span text:style-name="T19">without modifying any files on the hard drive and also allows installation of </text:span><text:span text:style-name="Strong_20_Emphasis"><text:span text:style-name="T174"><text:user-field-get text:name="Distro">Rocky Linux</text:user-field-get></text:span></text:span><text:span text:style-name="Strong_20_Emphasis"><text:span text:style-name="T174">.</text:span></text:span></text:p></text:note-body></text:note></text:span><text:span text:style-name="T167"> USB stick</text:span><text:span text:style-name="T93"><text:note text:id="ftn5" text:note-class="footnote"><text:note-citation>3</text:note-citation><text:note-body><text:p text:style-name="P99"><text:span text:style-name="Strong_20_Emphasis"><text:span text:style-name="T104">Create a bootable USB stick:<text:line-break/>Download a CD image file (.iso) from</text:span></text:span><text:span text:style-name="Strong_20_Emphasis"><text:span text:style-name="T106"> </text:span></text:span><text:a xlink:type="simple" xlink:href="https://rockylinux.org/nl/download" text:style-name="Internet_20_link" text:visited-style-name="Visited_20_Internet_20_Link"><text:span text:style-name="Strong_20_Emphasis"><text:span text:style-name="T266">rockylinux.org/nl/download</text:span></text:span></text:a><text:span text:style-name="Strong_20_Emphasis"><text:span text:style-name="T106">, </text:span></text:span><text:span text:style-name="Strong_20_Emphasis"><text:span text:style-name="T107">under </text:span></text:span><text:span text:style-name="Strong_20_Emphasis"><text:span text:style-name="T111">Desktop/Workstation Live Images</text:span></text:span><text:span text:style-name="Strong_20_Emphasis"><text:span text:style-name="T107"> click </text:span></text:span><text:span text:style-name="Strong_20_Emphasis"><text:span text:style-name="T111">Rocky Linux </text:span></text:span><text:span text:style-name="Strong_20_Emphasis"><text:span text:style-name="T111"><text:user-field-get text:name="Version">9.x</text:user-field-get></text:span></text:span><text:span text:style-name="Strong_20_Emphasis"><text:span text:style-name="T107">, and click </text:span></text:span><text:span text:style-name="Strong_20_Emphasis"><text:span text:style-name="T111">GNOME</text:span></text:span><text:span text:style-name="Strong_20_Emphasis"><text:span text:style-name="T107">.</text:span></text:span><text:span text:style-name="Strong_20_Emphasis"><text:span text:style-name="T104"><text:line-break/></text:span></text:span><text:span text:style-name="Strong_20_Emphasis"><text:span text:style-name="T105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5">karelzimmer.nl/en</text:span></text:span></text:a><text:span text:style-name="Strong_20_Emphasis"><text:span text:style-name="T105">, under </text:span></text:span><text:span text:style-name="Strong_20_Emphasis"><text:span text:style-name="T109">Linux</text:span></text:span><text:span text:style-name="Strong_20_Emphasis"><text:span text:style-name="T105">.</text:span></text:span></text:p></text:note-body></text:note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3"><text:span text:style-name="T148">Select</text:span><text:span text:style-name="Strong_20_Emphasis"><text:span text:style-name="T63"> </text:span></text:span><text:span text:style-name="Strong_20_Emphasis"><text:span text:style-name="T129">Start</text:span></text:span><text:span text:style-name="Strong_20_Emphasis"><text:span text:style-name="T64"> </text:span></text:span><text:span text:style-name="Strong_20_Emphasis"><text:span text:style-name="T127"><text:user-field-get text:name="Distro">Rocky Linux</text:user-field-get></text:span></text:span><text:span text:style-name="Strong_20_Emphasis"><text:span text:style-name="T130"><text:s/></text:span></text:span><text:span text:style-name="Strong_20_Emphasis"><text:span text:style-name="T128"><text:user-field-get text:name="Version">9.x</text:user-field-get>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8" draw:name="Vorm 5" draw:style-name="gr1" draw:text-style-name="P110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102"><text:span text:style-name="Strong_20_Emphasis"><text:span text:style-name="T101">Click</text:span></text:span><text:span text:style-name="Strong_20_Emphasis"><text:span text:style-name="T100"> </text:span></text:span><text:span text:style-name="Strong_20_Emphasis"><text:span text:style-name="T102">Install to Hard Drive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31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5" draw:name="Vorm 1" draw:style-name="gr1" draw:text-style-name="P110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9"><text:span text:style-name="T189">At</text:span><text:span text:style-name="T190"> </text:span><text:span text:style-name="Strong_20_Emphasis"><text:span text:style-name="T189">WELCOME TO ROCKY LINUX </text:span></text:span><text:span text:style-name="Strong_20_Emphasis"><text:span text:style-name="T189"><text:user-field-get text:name="Version">9.x</text:user-field-get></text:span></text:span><text:span text:style-name="Strong_20_Emphasis"><text:span text:style-name="T201"><text:s/>select language and click </text:span></text:span><text:span text:style-name="T213">Continue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2" draw:name="Vorm 2" draw:style-name="gr1" draw:text-style-name="P110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9"><text:span text:style-name="T194">U</text:span><text:span text:style-name="T193">nder</text:span><text:span text:style-name="T191"> </text:span><text:span text:style-name="T216">SYSTEM</text:span><text:span text:style-name="T191"> </text:span><text:span text:style-name="T194">click</text:span><text:span text:style-name="T195"> </text:span><text:span text:style-name="T216">Installati</text:span><text:span text:style-name="T217">on Destination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44"><text:span text:style-name="T304">Check</text:span><text:span text:style-name="T298"> </text:span><text:span text:style-name="T299">the </text:span><text:span text:style-name="T300">Device Selection</text:span><text:span text:style-name="T285"> </text:span><text:span text:style-name="Strong_20_Emphasis"><text:span text:style-name="T287">and click </text:span></text:span><text:span text:style-name="Strong_20_Emphasis"><text:span text:style-name="T286">Don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3" draw:name="Vorm 12" draw:style-name="gr1" draw:text-style-name="P110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9"><text:span text:style-name="T194">U</text:span><text:span text:style-name="T193">nder</text:span><text:span text:style-name="T191"> </text:span><text:span text:style-name="T216">SYSTEM</text:span><text:span text:style-name="T191"> </text:span><text:span text:style-name="T194">click</text:span><text:span text:style-name="T195"> </text:span><text:span text:style-name="T216">Netwerk &amp; </text:span><text:span text:style-name="T218">H</text:span><text:span text:style-name="T216">ost </text:span><text:span text:style-name="T218">N</text:span><text:span text:style-name="T216">am</text:span><text:span text:style-name="T218">e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><text:span text:style-name="T196">Enter you</text:span><text:span text:style-name="T197">r</text:span><text:span text:style-name="T198"> </text:span><text:span text:style-name="Strong_20_Emphasis"><text:span text:style-name="T199">Host </text:span></text:span><text:span text:style-name="Strong_20_Emphasis"><text:span text:style-name="T196">N</text:span></text:span><text:span text:style-name="Strong_20_Emphasis"><text:span text:style-name="T199">am</text:span></text:span><text:span text:style-name="Strong_20_Emphasis"><text:span text:style-name="T196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203"> </text:span></text:span><text:span text:style-name="Strong_20_Emphasis"><text:span text:style-name="T204">and click </text:span></text:span><text:span text:style-name="Strong_20_Emphasis"><text:span text:style-name="T219">Apply</text:span></text:span><text:span text:style-name="Strong_20_Emphasis"><text:span text:style-name="T20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103"><text:span text:style-name="Strong_20_Emphasis"><text:span text:style-name="T206">C</text:span></text:span><text:span text:style-name="Strong_20_Emphasis"><text:span text:style-name="T200">li</text:span></text:span><text:span text:style-name="Strong_20_Emphasis"><text:span text:style-name="T206">c</text:span></text:span><text:span text:style-name="Strong_20_Emphasis"><text:span text:style-name="T200">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7" draw:name="Vorm 10" draw:style-name="gr1" draw:text-style-name="P110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9"><text:span text:style-name="T192">U</text:span><text:span text:style-name="T193">nder</text:span><text:span text:style-name="T190"> </text:span><text:span text:style-name="Strong_20_Emphasis"><text:span text:style-name="T193">USER SETTINGS</text:span></text:span><text:span text:style-name="Strong_20_Emphasis"><text:span text:style-name="T207"> </text:span></text:span><text:span text:style-name="Strong_20_Emphasis"><text:span text:style-name="T208">click</text:span></text:span><text:span text:style-name="Strong_20_Emphasis"><text:span text:style-name="T209"> </text:span></text:span><text:span text:style-name="T214">User </text:span><text:span text:style-name="T215">C</text:span><text:span text:style-name="T214">reation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4" office:value-type="string">
            <text:p text:style-name="P100"><text:span text:style-name="T272">Enter your</text:span><text:span text:style-name="T273"> </text:span><text:span text:style-name="Strong_20_Emphasis"><text:span text:style-name="T91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91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0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6">Ma</text:span></text:span><text:span text:style-name="Strong_20_Emphasis"><text:span text:style-name="T87">ke this user administrator</text:span></text:span><text:span text:style-name="Strong_20_Emphasis"><text:span text:style-name="T71">,</text:span></text:span></text:p>
            <text:p text:style-name="P101"><text:span text:style-name="Strong_20_Emphasis"><text:span text:style-name="T67">enter a </text:span></text:span><text:span text:style-name="Strong_20_Emphasis"><text:span text:style-name="T85">password</text:span></text:span><text:span text:style-name="Strong_20_Emphasis"><text:span text:style-name="T67"> twice</text:span></text:span><text:span text:style-name="Strong_20_Emphasis"><text:span text:style-name="T71"> </text:span></text:span><text:span text:style-name="Strong_20_Emphasis"><text:span text:style-name="T72">and c</text:span></text:span><text:span text:style-name="Strong_20_Emphasis"><text:span text:style-name="T71">li</text:span></text:span><text:span text:style-name="Strong_20_Emphasis"><text:span text:style-name="T73">c</text:span></text:span><text:span text:style-name="Strong_20_Emphasis"><text:span text:style-name="T71">k </text:span></text:span><text:span text:style-name="Strong_20_Emphasis"><text:span text:style-name="T88">Don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4" draw:name="Vorm 14" draw:style-name="gr1" draw:text-style-name="P110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0">Click</text:span></text:span><text:span text:style-name="Strong_20_Emphasis"><text:span text:style-name="T211"> </text:span></text:span><text:span text:style-name="Strong_20_Emphasis"><text:span text:style-name="T220">Begin </text:span></text:span><text:span text:style-name="Strong_20_Emphasis"><text:span text:style-name="T221">Installation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9" draw:name="Vorm 11" draw:style-name="gr1" draw:text-style-name="P110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0">Click</text:span></text:span><text:span text:style-name="Strong_20_Emphasis"><text:span text:style-name="T211"> </text:span></text:span><text:span text:style-name="Strong_20_Emphasis"><text:span text:style-name="T222">Finish</text:span></text:span><text:span text:style-name="Strong_20_Emphasis"><text:span text:style-name="T220"> </text:span></text:span><text:span text:style-name="Strong_20_Emphasis"><text:span text:style-name="T221">Installation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6" draw:name="Vorm 13" draw:style-name="gr1" draw:text-style-name="P110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2">Restart the system</text:span></text:span><text:span text:style-name="Strong_20_Emphasis"><text:span text:style-name="T202">.</text:span></text:span></text:p>
          </table:table-cell>
        </table:table-row>
      </table:table>
      <text:p text:style-name="P66"><text:span text:style-name="Strong_20_Emphasis"><text:span text:style-name="T65"/></text:span></text:p>
      <text:list text:continue-numbering="true" text:style-name="L1">
        <text:list-item>
          <text:p text:style-name="P106"><text:span text:style-name="Strong_20_Emphasis"><text:span text:style-name="T90">Finish installation</text:span></text:span></text:p>
        </text:list-item>
      </text:list>
      <text:p text:style-name="P6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62"><draw:control text:anchor-type="as-char" draw:z-index="3" draw:name="Vorm24" draw:style-name="gr1" draw:text-style-name="P110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68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9"><draw:control text:anchor-type="as-char" draw:z-index="13" draw:name="Vorm4_ 1" draw:style-name="gr1" draw:text-style-name="P110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6"><text:span text:style-name="Strong_20_Emphasis"><text:span text:style-name="T126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2"><text:span text:style-name="Strong_20_Emphasis"><text:span text:style-name="T62"><draw:control text:anchor-type="as-char" draw:z-index="18" draw:name="Vorm4" draw:style-name="gr1" draw:text-style-name="P11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3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6" text:note-class="footnote"><text:note-citation>1</text:note-citation><text:note-body><text:p text:style-name="P64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0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40"> </text:span></text:span><text:span text:style-name="Strong_20_Emphasis"><text:span text:style-name="T134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4"><text:span text:style-name="User_20_Entry"><text:span text:style-name="T117">wget karelzimmer.nl/</text:span></text:span><text:span text:style-name="User_20_Entry"><text:span text:style-name="T118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7"><text:span text:style-name="User_20_Entry"><text:span text:style-name="T117">bash 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9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48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2"><text:span text:style-name="Strong_20_Emphasis"><text:span text:style-name="T62"><draw:control text:anchor-type="as-char" draw:z-index="19" draw:name="Vorm 3" draw:style-name="gr1" draw:text-style-name="P110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5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3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6">1</text:note-ref></text:span></text:span><text:span text:style-name="Strong_20_Emphasis"><text:span text:style-name="T45">, type </text:span></text:span><text:span text:style-name="Strong_20_Emphasis"><text:span text:style-name="T83">menu</text:span></text:span><text:span text:style-name="Strong_20_Emphasis"><text:span text:style-name="T45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9">3</text:span></text:span><text:span text:style-name="Strong_20_Emphasis"><text:span text:style-name="T74"> </text:span></text:span><text:span text:style-name="Strong_20_Emphasis"><text:span text:style-name="T75">Finish installatio</text:span></text:span><text:span text:style-name="Strong_20_Emphasis"><text:span text:style-name="T76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67"><text:span text:style-name="Strong_20_Emphasis"><text:span text:style-name="T27"/></text:span></text:p>
      <text:list text:continue-numbering="true" text:style-name="L1">
        <text:list-item>
          <text:p text:style-name="P109"><text:span text:style-name="Strong_20_Emphasis"><text:span text:style-name="T18">P</text:span></text:span><text:span text:style-name="Strong_20_Emphasis"><text:span text:style-name="T187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6" draw:name="Vorm40_0" draw:style-name="gr1" draw:text-style-name="P110" svg:width="0.35cm" svg:height="0.35cm" draw:control="control5"/></text:span></text:span></text:p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11" draw:name="Vorm40_ 1" draw:style-name="gr1" draw:text-style-name="P110" svg:width="0.35cm" svg:height="0.35cm" draw:control="control10"/></text:span></text:span></text:p>
          </table:table-cell>
          <table:table-cell table:style-name="Tabel2.D1" office:value-type="string">
            <text:p text:style-name="P40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7" text:note-class="footnote"><text:note-citation>1</text:note-citation><text:note-body><text:p text:style-name="P80"><text:span text:style-name="User_20_Entry"><text:span text:style-name="T116">Login any additional </text:span></text:span><text:span text:style-name="Definition"><text:span text:style-name="T267">USER</text:span></text:span><text:span text:style-name="User_20_Entry"><text:span text:style-name="T115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9"><draw:control text:anchor-type="as-char" draw:z-index="14" draw:name="Vorm4_ 2" draw:style-name="gr1" draw:text-style-name="P110" svg:width="0.35cm" svg:height="0.35cm" draw:control="control13"/></text:span></text:span></text:p>
          </table:table-cell>
          <table:table-cell table:style-name="Tabel2.D2" office:value-type="string">
            <text:p text:style-name="P76"><text:span text:style-name="Strong_20_Emphasis"><text:span text:style-name="T132">Go through the welcome screens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20" draw:name="Vorm 8" draw:style-name="gr1" draw:text-style-name="P110" svg:width="0.35cm" svg:height="0.35cm" draw:control="control19"/></text:span></text:span></text:p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21" draw:name="Vorm 9" draw:style-name="gr1" draw:text-style-name="P110" svg:width="0.35cm" svg:height="0.35cm" draw:control="control20"/></text:span></text:span></text:p>
          </table:table-cell>
          <table:table-cell table:style-name="Tabel2.D5" office:value-type="string">
            <text:p text:style-name="P42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3">Super</text:span></text:span><text:span text:style-name="Strong_20_Emphasis"><text:span text:style-name="T47"> key</text:span></text:span><text:span text:style-name="Strong_20_Emphasis"><text:span text:style-name="T24"><text:note text:id="ftn8" text:note-class="footnote"><text:note-citation>2</text:note-citation><text:note-body><text:p text:style-name="P65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47">, type </text:span></text:span><text:span text:style-name="Strong_20_Emphasis"><text:span text:style-name="T84">menu</text:span></text:span><text:span text:style-name="Strong_20_Emphasis"><text:span text:style-name="T47"> and click on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6" office:value-type="string">
            <text:p text:style-name="P41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9">4</text:span></text:span><text:span text:style-name="Strong_20_Emphasis"><text:span text:style-name="T77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82">End of checklist,</text:span><text:span text:style-name="T183"> </text:span><text:span text:style-name="Strong_20_Emphasis"><text:span text:style-name="T143"><text:user-field-get text:name="Distro">Rocky Linux</text:user-field-get></text:span></text:span><text:span text:style-name="T181"><text:s/></text:span><text:span text:style-name="T180"><text:user-field-get text:name="Version">9.x</text:user-field-get></text:span><text:span text:style-name="T180"><text:s/></text:span><text:span text:style-name="Strong_20_Emphasis"><text:span text:style-name="T144">Desktop/</text:span></text:span><text:span text:style-name="Strong_20_Emphasis"><text:span text:style-name="T145">Workstation</text:span></text:span><text:span text:style-name="Strong_20_Emphasis"><text:span text:style-name="T94"> </text:span></text:span><text:span text:style-name="T182">installation is complete.</text:span></text:p>
      <text:p text:style-name="P37"/>
      <text:p text:style-name="P25"><text:span text:style-name="Emphasis"><text:span text:style-name="T290">Written</text:span></text:span><text:span text:style-name="Emphasis"><text:span text:style-name="T291"> </text:span></text:span><text:span text:style-name="Emphasis"><text:span text:style-name="T290">by</text:span></text:span><text:span text:style-name="Emphasis"><text:span text:style-name="T2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2">.</text:span></text:span></text:p>
      <text:p text:style-name="P26"><text:span text:style-name="Emphasis"><text:span text:style-name="T295">License </text:span></text:span><text:span text:style-name="Emphasis"><text:span text:style-name="T293">C</text:span></text:span><text:span text:style-name="Emphasis"><text:span text:style-name="T294">C0</text:span></text:span><text:span text:style-name="Emphasis"><text:span text:style-name="T292"> 1.0 </text:span></text:span><text:span text:style-name="Emphasis"><text:span text:style-name="T2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0-10T08:02:51.965917688">10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0T08:02:51.836720128</dc:date>
    <meta:keyword>Installatie</meta:keyword>
    <meta:keyword>Checklist</meta:keyword>
    <meta:keyword>Linux</meta:keyword>
    <meta:editing-cycles>6966</meta:editing-cycles>
    <meta:editing-duration>P12DT8H18M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35" meta:character-count="3404" meta:non-whitespace-character-count="2908"/>
    <meta:user-defined meta:name="Info 1"/>
    <meta:user-defined meta:name="Info 2"/>
    <meta:user-defined meta:name="Info 3"/>
    <meta:user-defined meta:name="Info 4"/>
  </office:meta>
</office:document-meta>
</file>